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12b382c" officeooo:paragraph-rsid="00187957"/>
    </style:style>
    <style:style style:name="P2" style:family="paragraph" style:parent-style-name="Standard">
      <style:text-properties officeooo:rsid="012b82e9" officeooo:paragraph-rsid="00187957"/>
    </style:style>
    <style:style style:name="P3" style:family="paragraph" style:parent-style-name="Standard">
      <style:text-properties fo:font-weight="bold" officeooo:rsid="012e6086" officeooo:paragraph-rsid="00187957" style:font-weight-asian="bold" style:font-weight-complex="bold"/>
    </style:style>
    <style:style style:name="P4" style:family="paragraph" style:parent-style-name="Standard">
      <style:text-properties fo:font-weight="bold" officeooo:rsid="012b82e9" officeooo:paragraph-rsid="00187957" style:font-weight-asian="bold" style:font-weight-complex="bold"/>
    </style:style>
    <style:style style:name="P5" style:family="paragraph" style:parent-style-name="Standard">
      <style:text-properties officeooo:paragraph-rsid="00187957"/>
    </style:style>
    <style:style style:name="P6" style:family="paragraph" style:parent-style-name="Standard">
      <style:paragraph-properties fo:break-before="page"/>
      <style:text-properties fo:font-weight="bold" officeooo:rsid="012e6086" officeooo:paragraph-rsid="00187957" style:font-weight-asian="bold" style:font-weight-complex="bold"/>
    </style:style>
    <style:style style:name="P7" style:family="paragraph" style:parent-style-name="Text_20_body">
      <style:text-properties officeooo:rsid="01292b8e" officeooo:paragraph-rsid="00187957"/>
    </style:style>
    <style:style style:name="P8" style:family="paragraph" style:parent-style-name="Text_20_body">
      <style:text-properties fo:font-weight="bold" officeooo:rsid="012a465a" officeooo:paragraph-rsid="00187957" style:font-weight-asian="bold" style:font-weight-complex="bold"/>
    </style:style>
    <style:style style:name="P9" style:family="paragraph" style:parent-style-name="Text_20_body">
      <style:text-properties officeooo:rsid="012a465a" officeooo:paragraph-rsid="00187957"/>
    </style:style>
    <style:style style:name="P10" style:family="paragraph" style:parent-style-name="Heading_20_1">
      <style:text-properties officeooo:paragraph-rsid="00187957"/>
    </style:style>
    <style:style style:name="P11" style:family="paragraph" style:parent-style-name="Heading_20_1">
      <style:paragraph-properties fo:break-before="page"/>
      <style:text-properties officeooo:paragraph-rsid="00187957"/>
    </style:style>
    <style:style style:name="T1" style:family="text">
      <style:text-properties officeooo:rsid="01ba1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18 - </text:span>Usando o Helix 3 como Template</text:h>
      <text:p text:style-name="P7">O Framework Helix 3 é um dos mais populares frameworks para a criação de template para Joomla.</text:p>
      <text:p text:style-name="P7"/>
      <text:p text:style-name="P8">Download</text:p>
      <text:p text:style-name="P9"><text:a xlink:type="simple" xlink:href="https://www.joomshaper.com/downloads/template/helix3" text:style-name="Internet_20_link" text:visited-style-name="Visited_20_Internet_20_Link">https://www.joomshaper.com/downloads/template/helix3</text:a> </text:p>
      <text:p text:style-name="P5">Editar o template criado pelo Helix:</text:p>
      <text:p text:style-name="P5"><text:s text:c="4"/>- Torná-lo o template Padrão</text:p>
      <text:p text:style-name="P5"><text:s text:c="4"/>- Mudar as atribuições todas para ele: Assignment - Inverter todas as seleções</text:p>
      <text:p text:style-name="P5"><text:s text:c="4"/>- Na aba Basic</text:p>
      <text:p text:style-name="P5"><text:s text:c="8"/>- Ativar Go to Top</text:p>
      <text:p text:style-name="P5"><text:s text:c="8"/>- Logo type Text e Text Família EF sem slogan</text:p>
      <text:p text:style-name="P5"><text:s text:c="8"/>- Footer - Copyright Notice - © 2015 Família EF. All Rights Reserved. Designed By JoomShaper</text:p>
      <text:p text:style-name="P5"><text:s text:c="8"/>- Social icons - Hide (é um site fechado e outros não podem ver)</text:p>
      <text:p text:style-name="P5"><text:s text:c="8"/>- Contact Information - No (só pra nós)</text:p>
      <text:p text:style-name="P5"><text:s text:c="4"/>- Na aba Presets</text:p>
      <text:p text:style-name="P5"><text:s text:c="8"/>- Escolher um e customizar a cor de fundo (major color)</text:p>
      <text:p text:style-name="P5"><text:s text:c="4"/>- Na aba Layout</text:p>
      <text:p text:style-name="P5"><text:s text:c="8"/>- Criar uma cópia do atual clicando em Save as Copy e digitando um nome. Depois disso clique na combo em default e selecione o que criou</text:p>
      <text:p text:style-name="P5"><text:s text:c="8"/>- Nesta aba é que configuraremos todos os módulos do site, suas posições, cores de fundo, de frente, de links e muitas outras características</text:p>
      <text:p text:style-name="P5"><text:s text:c="4"/>- Na aba Menu</text:p>
      <text:p text:style-name="P5"><text:s text:c="8"/>- Em Menu Type selecione apenas Mega Menu. O canvas deve aparecer apenas quando a tela for minimizada em largura ou em colunas</text:p>
      <text:p text:style-name="P5"><text:s text:c="4"/>- Na aba A Typography podemos customizar as fontes das várias regiões do site</text:p>
      <text:p text:style-name="P5"><text:s text:c="4"/>- Na aba Custom Code podemos inserir CSS e JavaScript no template</text:p>
      <text:p text:style-name="P5"><text:s text:c="4"/>- Na aba Advanced</text:p>
      <text:p text:style-name="P5"><text:s text:c="8"/>- Aqui efetuamos configurações que melhoram o desempenho do site: Compress CSS e Compress JavaScript</text:p>
      <text:p text:style-name="P5"><text:s text:c="4"/>- Na aba Blog</text:p>
      <text:p text:style-name="P5"><text:s text:c="8"/>Commenting Engine - Facebook</text:p>
      <text:p text:style-name="P5"><text:s text:c="8"/>Pegar o ID em https://developers.facebook.com/apps</text:p>
      <text:p text:style-name="P5"><text:s text:c="8"/>Enable social share - No (no caso deste site)</text:p>
      <text:p text:style-name="P5"/>
      <text:p text:style-name="P5"><text:s text:c="4"/>Também temos o disqus</text:p>
      <text:p text:style-name="P5"><text:s text:c="8"/>http://disqus.com</text:p>
      <text:p text:style-name="P5"><text:s text:c="8"/>Criar uma conta e user o shortname</text:p>
      <text:p text:style-name="P5"><text:s text:c="8"/>Shortname Your website shortname is nomecurto</text:p>
      <text:p text:style-name="P5"/>
      <text:p text:style-name="P5"/>
      <text:p text:style-name="P5"/>
      <text:h text:style-name="P10" text:outline-level="1"><text:bookmark-start text:name="__RefHeading___Toc13543_1156999470"/><text:span text:style-name="T1">19 - </text:span>Usando o Phoca Download<text:bookmark-end text:name="__RefHeading___Toc13543_1156999470"/></text:h>
      <text:p text:style-name="P1">Para publicar documentos</text:p>
      <text:p text:style-name="P1"/>
      <text:p text:style-name="P1"><text:soft-page-break/>Instalação e uso do Phoca Downloads</text:p>
      <text:p text:style-name="P1"><text:a xlink:type="simple" xlink:href="https://www.phoca.cz/download/category/4-phoca-download-component" text:style-name="Internet_20_link" text:visited-style-name="Visited_20_Internet_20_Link">https://www.phoca.cz/download/category/4-phoca-download-component</text:a> </text:p>
      <text:p text:style-name="P1"/>
      <text:p text:style-name="P1">Baixar e instalar a tradução para português de portugal</text:p>
      <text:p text:style-name="P1"/>
      <text:p text:style-name="P1">Para Criar um item de menu apenas para um item para download:</text:p>
      <text:p text:style-name="P1"/>
      <text:p text:style-name="P1">- Componentes - Phoca download</text:p>
      <text:p text:style-name="P1">- Categorias - criar uma categoria e salvar</text:p>
      <text:p text:style-name="P1">- Files - Novo</text:p>
      <text:p text:style-name="P1"><text:s text:c="4"/>Title - Título</text:p>
      <text:p text:style-name="P1"><text:s text:c="4"/>Category * - Categoria</text:p>
      <text:p text:style-name="P1"><text:s text:c="4"/>Filename * - Nome do arquivo</text:p>
      <text:p text:style-name="P1">Salvar e Fechar</text:p>
      <text:p text:style-name="P1"/>
      <text:p text:style-name="P1">Para enviar vários documentos de uma vez que ficarão sob uma categoria</text:p>
      <text:p text:style-name="P1"/>
      <text:p text:style-name="P1">Criar a categoria</text:p>
      <text:p text:style-name="P1">Files - Multiiple Add</text:p>
      <text:p text:style-name="P1">Category - selecionar a categoria</text:p>
      <text:p text:style-name="P1">Rolar a tela e clicar abaixo em Multiple Uppload</text:p>
      <text:p text:style-name="P1"/>
      <text:p text:style-name="P1">Clicar em Add Files</text:p>
      <text:p text:style-name="P1"><text:s text:c="4"/>Indique arquivos do seu desktop </text:p>
      <text:p text:style-name="P1"><text:s text:c="4"/>Clique no primeiro arquivo, segure o Ctrl e clique no último arquivo</text:p>
      <text:p text:style-name="P1"><text:s text:c="4"/>Clique em Start Upload e aguarde o envio</text:p>
      <text:p text:style-name="P1"/>
      <text:p text:style-name="P1"/>
      <text:h text:style-name="P10" text:outline-level="1"><text:bookmark-start text:name="__RefHeading___Toc13545_1156999470"/><text:span text:style-name="T1">20 - </text:span>Galeria de Imagens com Phoca Gallery<text:bookmark-end text:name="__RefHeading___Toc13545_1156999470"/></text:h>
      <text:p text:style-name="P2">Instalar o Componente Phoca Gallery</text:p>
      <text:p text:style-name="P2">Para publica galerias de imagens</text:p>
      <text:p text:style-name="P2"><text:a xlink:type="simple" xlink:href="https://www.phoca.cz/download/category/1-phoca-gallery-component" text:style-name="Internet_20_link" text:visited-style-name="Visited_20_Internet_20_Link">https://www.phoca.cz/download/category/1-phoca-gallery-component</text:a> </text:p>
      <text:p text:style-name="P2"/>
      <text:p text:style-name="P2">Baixar o componente e a tradução para pt-br</text:p>
      <text:p text:style-name="P2"/>
      <text:p text:style-name="P2">Criar uma Galeria de Imagens</text:p>
      <text:p text:style-name="P2">Enviar vários vídeos de uma vez</text:p>
      <text:p text:style-name="P2"/>
      <text:p text:style-name="P2">Componentes - Phoca Gallery Modulo de Imagem</text:p>
      <text:p text:style-name="P2"/>
      <text:p text:style-name="P3"/>
      <text:p text:style-name="P6">Categorias</text:p>
      <text:p text:style-name="P2"/>
      <text:p text:style-name="P2">Vamos criar uma categoria e uma galeria chamadas Família</text:p>
      <text:p text:style-name="P2"/>
      <text:p text:style-name="P2">- Categorias - Novo</text:p>
      <text:p text:style-name="P2">Título - Família</text:p>
      <text:p text:style-name="P2">Salvar e Fechar</text:p>
      <text:p text:style-name="P2"/>
      <text:p text:style-name="P4">Imagens</text:p>
      <text:p text:style-name="P2"/>
      <text:p text:style-name="P2">- Acima clicar em Múltipla edição</text:p>
      <text:p text:style-name="P2">- Rolar a tela e clicar em Criar pasta. Digitar o nome da pasta e clicar em Criar pasta</text:p>
      <text:p text:style-name="P2">- À direita clique no link do nome da pasta criada para onde deseja enviar as imagens</text:p>
      <text:p text:style-name="P2">- Role a tela para baixo e clique em Carregamento Múltiplo</text:p>
      <text:p text:style-name="P2">- Clique abaixo em Add Files</text:p>
      <text:p text:style-name="P2">- Selecione o primeiro arquivo de imagem no diretório desejado, mantenha pressionada a tecla Shift e clique na última imagem a ser enviada para o site e clique em Abrir</text:p>
      <text:p text:style-name="P2">- Clique em Start Upload e aguarde</text:p>
      <text:p text:style-name="P2">- Clique na checkbox Marcar todos à esquerda de Nome do arquivo</text:p>
      <text:p text:style-name="P2">- Em Categoria selecione a categoria Família</text:p>
      <text:p text:style-name="P2">- Clique em Salvar &amp; Fechar e aguarde que sejam criadas as miniaturas para cada imagem</text:p>
      <text:p text:style-name="P2"/>
      <text:p text:style-name="P2">Crie todas as categorias desejadas de forma semelhante.</text:p>
      <text:p text:style-name="P2"/>
      <text:p text:style-name="P2">Após criar todas as categorias vamos criar um item de menu que apareça no site para mostrar todas as galeria criadas</text:p>
      <text:p text:style-name="P2"/>
      <text:p text:style-name="P2">Você também pode criar um item de menu para apenas uma galeria/categoria, mas agora estarei mostrando como criar um item de menu que exibirá todas as galerias criadas</text:p>
      <text:p text:style-name="P2">Menus - Main Menu - Adicionar item de menu</text:p>
      <text:p text:style-name="P2"/>
      <text:p text:style-name="P2">Vamos criar um item de menu chamado Galerias que servirá apenas para mostrar as galerias que criaremos.</text:p>
      <text:p text:style-name="P2"/>
      <text:p text:style-name="P2">Título do Menu - Galerias</text:p>
      <text:p text:style-name="P2">Tipo de item de menu Selecionar - Links de sistema - Separador</text:p>
      <text:p text:style-name="P2">Salvar e Fechar</text:p>
      <text:p text:style-name="P2"/>
      <text:p text:style-name="P2">Agora vamos criar um item de menu que ficará abaixo do Galerias e mostrará a galeria que criamos</text:p>
      <text:p text:style-name="P2"/>
      <text:p text:style-name="P2">Título do Menu - Família</text:p>
      <text:p text:style-name="P2">Tipo de item de menu Selecionar - Phoca Gallery Modulo de Imagem - Lista de Álbuns (visão de álbuns)</text:p>
      <text:p text:style-name="P2">Selecionar categoria - Família</text:p>
      <text:p text:style-name="P2">À direita em Item Pai - Galerias</text:p>
      <text:p text:style-name="P2">Salvar e Fechar</text:p>
      <text:p text:style-name="P2"/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12:10.084611642</meta:creation-date>
    <dc:date>2018-05-24T10:12:21.974456795</dc:date>
    <meta:editing-duration>PT11S</meta:editing-duration>
    <meta:editing-cycles>1</meta:editing-cycles>
    <meta:document-statistic meta:table-count="0" meta:image-count="0" meta:object-count="0" meta:page-count="3" meta:paragraph-count="92" meta:word-count="778" meta:character-count="4606" meta:non-whitespace-character-count="3720"/>
    <meta:generator>LibreOffice/5.1.6.2$Linux_X86_64 LibreOffice_project/10m0$Build-2</meta:generator>
  </office:meta>
</office:document-meta>
</file>